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reformattedText" style:master-page-name="MP0" style:family="paragraph">
      <style:paragraph-properties fo:break-before="page" fo:margin-bottom="0.1965in"/>
    </style:style>
    <style:style style:name="T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4" style:parent-style-name="PreformattedText" style:family="paragraph">
      <style:paragraph-properties fo:margin-bottom="0.1965in"/>
    </style:style>
    <style:style style:name="T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6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7" style:parent-style-name="PreformattedText" style:family="paragraph">
      <style:paragraph-properties fo:margin-bottom="0.1965in"/>
    </style:style>
    <style:style style:name="T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10" style:parent-style-name="PreformattedText" style:family="paragraph">
      <style:paragraph-properties fo:margin-bottom="0.1965in"/>
    </style:style>
    <style:style style:name="T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13" style:parent-style-name="PreformattedText" style:family="paragraph">
      <style:paragraph-properties fo:margin-bottom="0.1965in"/>
    </style:style>
    <style:style style:name="T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T18" style:parent-style-name="DefaultParagraphFont" style:family="text">
      <style:text-properties style:font-name="Calibri" style:font-name-complex="Calibri"/>
    </style:style>
    <style:style style:name="T19" style:parent-style-name="DefaultParagraphFont" style:family="text">
      <style:text-properties style:font-name="Calibri" style:font-name-complex="Calibri"/>
    </style:style>
    <style:style style:name="T20" style:parent-style-name="DefaultParagraphFont" style:family="text">
      <style:text-properties style:font-name="Calibri" style:font-name-complex="Calibri" fo:color="#70AD47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T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26" style:parent-style-name="Standard" style:family="paragraph">
      <style:text-properties style:font-name="Calibri" style:font-name-complex="Calibri"/>
    </style:style>
    <style:style style:name="P27" style:parent-style-name="PreformattedText" style:family="paragraph">
      <style:paragraph-properties fo:margin-bottom="0.1965in"/>
    </style:style>
    <style:style style:name="T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30" style:parent-style-name="PreformattedText" style:family="paragraph">
      <style:paragraph-properties fo:margin-bottom="0.1965in"/>
    </style:style>
    <style:style style:name="T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33" style:parent-style-name="PreformattedText" style:family="paragraph">
      <style:paragraph-properties fo:margin-bottom="0.1965in"/>
    </style:style>
    <style:style style:name="T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36" style:parent-style-name="PreformattedText" style:family="paragraph">
      <style:paragraph-properties fo:margin-bottom="0.1965in"/>
    </style:style>
    <style:style style:name="T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39" style:parent-style-name="PreformattedText" style:family="paragraph">
      <style:paragraph-properties fo:margin-bottom="0.1965in"/>
    </style:style>
    <style:style style:name="T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3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44" style:parent-style-name="PreformattedText" style:family="paragraph">
      <style:paragraph-properties fo:margin-bottom="0.1965in"/>
    </style:style>
    <style:style style:name="T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7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48" style:parent-style-name="PreformattedText" style:family="paragraph">
      <style:paragraph-properties fo:margin-bottom="0.1965in"/>
    </style:style>
    <style:style style:name="T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3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54" style:parent-style-name="PreformattedText" style:family="paragraph">
      <style:paragraph-properties fo:margin-bottom="0.1965in"/>
    </style:style>
    <style:style style:name="T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6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57" style:parent-style-name="PreformattedText" style:family="paragraph">
      <style:paragraph-properties fo:margin-bottom="0.1965in"/>
      <style:text-properties style:font-name="Calibri" style:font-name-complex="Calibri" fo:font-size="12pt" style:font-size-asian="12pt" style:font-size-complex="12pt"/>
    </style:style>
    <style:style style:name="P58" style:parent-style-name="Normal" style:family="paragraph">
      <style:paragraph-properties fo:margin-bottom="0.2916in" fo:background-color="#FFFFFF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70AD47" style:language-asian="en" style:country-asian="IN"/>
    </style:style>
    <style:style style:name="P61" style:parent-style-name="PreformattedText" style:family="paragraph">
      <style:paragraph-properties fo:margin-bottom="0.1965in"/>
    </style:style>
    <style:style style:name="T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63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64" style:parent-style-name="PreformattedText" style:family="paragraph">
      <style:paragraph-properties fo:margin-bottom="0.1965in"/>
    </style:style>
    <style:style style:name="T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66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67" style:parent-style-name="PreformattedText" style:family="paragraph">
      <style:paragraph-properties fo:margin-bottom="0.1965in"/>
    </style:style>
    <style:style style:name="T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69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70" style:parent-style-name="PreformattedText" style:family="paragraph">
      <style:paragraph-properties fo:margin-bottom="0.1965in"/>
    </style:style>
    <style:style style:name="T71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72" style:parent-style-name="PreformattedText" style:family="paragraph">
      <style:paragraph-properties fo:margin-bottom="0.1965in"/>
    </style:style>
    <style:style style:name="T73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74" style:parent-style-name="PreformattedText" style:family="paragraph">
      <style:paragraph-properties fo:margin-bottom="0.1965in"/>
    </style:style>
    <style:style style:name="T75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76" style:parent-style-name="PreformattedText" style:family="paragraph">
      <style:paragraph-properties fo:margin-bottom="0.1965in"/>
    </style:style>
    <style:style style:name="T77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78" style:parent-style-name="PreformattedText" style:family="paragraph">
      <style:paragraph-properties fo:margin-bottom="0.1965in"/>
    </style:style>
    <style:style style:name="T79" style:parent-style-name="DefaultParagraphFont" style:family="text">
      <style:text-properties style:font-name="Calibri" style:font-name-complex="Calibri" fo:color="#70AD47" fo:font-size="12pt" style:font-size-asian="12pt" style:font-size-complex="12pt"/>
    </style:style>
    <style:style style:name="P80" style:parent-style-name="PreformattedText" style:family="paragraph">
      <style:paragraph-properties fo:margin-bottom="0.1965in"/>
    </style:style>
    <style:style style:name="P81" style:parent-style-name="PreformattedText" style:family="paragraph">
      <style:paragraph-properties fo:margin-bottom="0.1965in"/>
    </style:style>
    <style:style style:name="P82" style:parent-style-name="PreformattedText" style:family="paragraph">
      <style:paragraph-properties fo:margin-bottom="0.1965in"/>
    </style:style>
    <style:style style:name="P83" style:parent-style-name="PreformattedText" style:family="paragraph">
      <style:paragraph-properties fo:margin-bottom="0.1965in"/>
    </style:style>
    <style:style style:name="P84" style:parent-style-name="PreformattedText" style:family="paragraph">
      <style:paragraph-properties fo:margin-bottom="0.1965in"/>
      <style:text-properties style:font-name="Calibri" style:font-name-complex="Calibri" fo:font-size="12pt" style:font-size-asian="12pt" style:font-size-complex="12pt"/>
    </style:style>
    <style:style style:name="P85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T2">source /opt/ros/noetic/setup.bash -<text:s/></text:span><text:span text:style-name="T3">setting the environment in this source</text:span></text:p>
      <text:p text:style-name="P4"><text:span text:style-name="T5">mkdir -p ~/catkin_ws/src –<text:s/></text:span><text:span text:style-name="T6">mkdr is to create a workspace inside which source folder is present</text:span></text:p>
      <text:p text:style-name="P7"><text:span text:style-name="T8">cd ~/catkin_ws/ <text:s/>-<text:s/></text:span><text:span text:style-name="T9">cd is the command to change directory</text:span></text:p>
      <text:p text:style-name="P10"><text:span text:style-name="T11">catkin_make <text:s/></text:span><text:span text:style-name="T12">-  convenience tool for building code in a catkin workspace</text:span></text:p>
      <text:p text:style-name="P13"><text:span text:style-name="T14">source devel/setup.bash <text:s text:c="3"/></text:span><text:span text:style-name="T15">- this command is used to use your custom roscode</text:span></text:p>
      <text:p text:style-name="Standard"><text:span text:style-name="T16">cd src<text:s/></text:span><text:span text:style-name="T17"><text:tab/></text:span><text:span text:style-name="T18"><text:tab/></text:span><text:span text:style-name="T19"><text:tab/>-<text:s/></text:span><text:span text:style-name="T20">change directory to source</text:span></text:p>
      <text:p text:style-name="P21"/>
      <text:p text:style-name="P22"/>
      <text:p text:style-name="P23"/>
      <text:p text:style-name="PreformattedText"><text:span text:style-name="T24">catkin_create_pkg beginner_tutorials std_msgs rospy roscpp <text:s/></text:span><text:span text:style-name="T25">- command is used to create a package</text:span></text:p>
      <text:p text:style-name="P26">cd .. <text:s/></text:p>
      <text:p text:style-name="P27"><text:span text:style-name="T28">catkin_make <text:s text:c="2"/>- <text:s/></text:span><text:span text:style-name="T29">convenience tool for building code in a catkin workspace</text:span></text:p>
      <text:p text:style-name="P30"><text:span text:style-name="T31">mkdir scripts <text:s text:c="3"/>- <text:s/></text:span><text:span text:style-name="T32">command to create scripts folder</text:span></text:p>
      <text:p text:style-name="P33"><text:span text:style-name="T34">cd scripts <text:s text:c="9"/>- <text:s/></text:span><text:span text:style-name="T35">change directory</text:span></text:p>
      <text:p text:style-name="P36"><text:span text:style-name="T37">chmod +x talker.py <text:s text:c="2"/>- <text:s text:c="2"/></text:span><text:span text:style-name="T38">chmod +x is the command to make a file executable</text:span></text:p>
      <text:p text:style-name="P39"><text:span text:style-name="T40">gedit <text:s text:c="2"/></text:span><text:span text:style-name="T41"><text:tab/></text:span><text:span text:style-name="T42"><text:tab/>- <text:s/></text:span><text:span text:style-name="T43">text editor</text:span></text:p>
      <text:p text:style-name="P44"><text:span text:style-name="T45">chmod +x talker.py</text:span><text:span text:style-name="T46"><text:tab/>-<text:s/></text:span><text:span text:style-name="T47">chmod +x is the command to make a file executable</text:span></text:p>
      <text:p text:style-name="P48"><text:span text:style-name="T49">gedit <text:s/></text:span><text:span text:style-name="T50"><text:tab/></text:span><text:span text:style-name="T51"><text:tab/></text:span><text:span text:style-name="T52"><text:tab/>-<text:s/></text:span><text:span text:style-name="T53">text editor</text:span></text:p>
      <text:p text:style-name="P54"><text:span text:style-name="T55">chmod +x listener.py -<text:s/></text:span><text:span text:style-name="T56">chmod +x is the command to make a file executable</text:span></text:p>
      <text:p text:style-name="P57">python3 myfirst_node.py</text:p>
      <text:p text:style-name="P58"><text:span text:style-name="T59">gedit ~/.bashrc <text:s text:c="3"/>-<text:s/></text:span><text:span text:style-name="T60">to edit the .bashrc text file</text:span></text:p>
      <text:p text:style-name="P61"><text:span text:style-name="T62">source /opt/ros/noetic/setup.bash <text:s/>-<text:s/></text:span><text:span text:style-name="T63">run this comman to use your custom roscode</text:span></text:p>
      <text:p text:style-name="P64"><text:span text:style-name="T65">source ~/catkin_ws/devel/setup.bash <text:s/>-<text:s/></text:span><text:span text:style-name="T66">run this comman to use your custom roscode</text:span></text:p>
      <text:p text:style-name="P67"><text:span text:style-name="T68">source ~/catkin_ws/devel/setup.bash <text:s text:c="2"/>-<text:s/></text:span><text:span text:style-name="T69">run this comman to use your custom roscode</text:span></text:p>
      <text:p text:style-name="P70"><text:span text:style-name="T71">source devel/setup.bash</text:span></text:p>
      <text:p text:style-name="P72"><text:span text:style-name="T73">roslaunch beginner_tutorials sample.launch</text:span></text:p>
      <text:p text:style-name="P74"><text:span text:style-name="T75">rosrun turtlesim turtlesim_node</text:span></text:p>
      <text:soft-page-break/>
      <text:p text:style-name="P76"><text:span text:style-name="T77">rosrun turtlesim turtle_teleop_key</text:span></text:p>
      <text:p text:style-name="P78"><text:span text:style-name="T79">rqt_graph</text:span></text:p>
      <text:p text:style-name="P80"/>
      <text:p text:style-name="P81"/>
      <text:p text:style-name="P82"/>
      <text:p text:style-name="P83">https://realitybytes.blog/2018/08/17/graph-based-path-planning-a/amp/</text:p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ghul T</dc:creator>
    <meta:creation-date>2024-03-06T17:31:00Z</meta:creation-date>
    <dc:date>2024-04-06T05:02:00Z</dc:date>
    <meta:template xlink:href="Normal" xlink:type="simple"/>
    <meta:editing-cycles>18</meta:editing-cycles>
    <meta:editing-duration>PT5220S</meta:editing-duration>
    <meta:document-statistic meta:page-count="2" meta:paragraph-count="2" meta:word-count="223" meta:character-count="1497" meta:row-count="10" meta:non-whitespace-character-count="1276"/>
  </office:meta>
</office:document-meta>
</file>